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swiss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Calibri1" officeooo:rsid="0007507e" officeooo:paragraph-rsid="0007507e"/>
    </style:style>
    <style:style style:name="P2" style:family="paragraph" style:parent-style-name="Footer">
      <style:paragraph-properties fo:text-align="center" style:justify-single-word="false"/>
      <style:text-properties style:font-name="Calibri1"/>
    </style:style>
    <style:style style:name="P3" style:family="paragraph" style:parent-style-name="Standard">
      <style:text-properties fo:color="#3399ff" style:font-name="Calibri1" fo:font-size="18pt" fo:font-weight="normal" officeooo:rsid="000af2f4" officeooo:paragraph-rsid="000af2f4" style:font-size-asian="18pt" style:font-weight-asian="normal" style:font-size-complex="18pt" style:font-weight-complex="normal"/>
    </style:style>
    <style:style style:name="P4" style:family="paragraph" style:parent-style-name="Standard">
      <style:text-properties fo:color="#000000" style:font-name="Calibri1" fo:font-size="12pt" fo:font-weight="normal" officeooo:rsid="000af2f4" officeooo:paragraph-rsid="000af2f4" style:font-size-asian="10.5pt" style:font-weight-asian="normal" style:font-size-complex="12pt" style:font-weight-complex="normal"/>
    </style:style>
    <style:style style:name="P5" style:family="paragraph" style:parent-style-name="Standard">
      <style:text-properties fo:color="#000000" style:font-name="Calibri1" fo:font-size="12pt" fo:font-weight="normal" officeooo:rsid="000e0048" officeooo:paragraph-rsid="000e0048" style:font-size-asian="10.5pt" style:font-weight-asian="normal" style:font-size-complex="12pt" style:font-weight-complex="normal"/>
    </style:style>
    <style:style style:name="P6" style:family="paragraph" style:parent-style-name="Standard">
      <style:text-properties fo:color="#000000" style:font-name="Calibri1" fo:font-size="12pt" fo:font-weight="normal" officeooo:rsid="000fa561" officeooo:paragraph-rsid="000fa561" style:font-size-asian="10.5pt" style:font-weight-asian="normal" style:font-size-complex="12pt" style:font-weight-complex="normal"/>
    </style:style>
    <style:style style:name="P7" style:family="paragraph" style:parent-style-name="Standard">
      <style:text-properties fo:color="#000000" style:font-name="Calibri1" fo:font-size="12pt" fo:font-weight="normal" officeooo:rsid="00115dcd" officeooo:paragraph-rsid="00115dcd" style:font-size-asian="10.5pt" style:font-weight-asian="normal" style:font-size-complex="12pt" style:font-weight-complex="normal"/>
    </style:style>
    <style:style style:name="P8" style:family="paragraph" style:parent-style-name="Standard">
      <style:text-properties fo:color="#000000" style:font-name="Calibri1" fo:font-size="12pt" fo:font-weight="normal" officeooo:rsid="000e0048" officeooo:paragraph-rsid="000e0048" style:font-size-asian="10.5pt" style:font-weight-asian="normal" style:font-size-complex="12pt" style:font-weight-complex="normal"/>
    </style:style>
    <style:style style:name="P9" style:family="paragraph" style:parent-style-name="Standard">
      <style:text-properties fo:color="#000000" style:font-name="Calibri1" fo:font-size="12pt" fo:font-weight="normal" officeooo:rsid="0012ccb5" officeooo:paragraph-rsid="0012ccb5" style:font-size-asian="10.5pt" style:font-weight-asian="normal" style:font-size-complex="12pt" style:font-weight-complex="normal"/>
    </style:style>
    <style:style style:name="T1" style:family="text">
      <style:text-properties officeooo:rsid="0011e7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SC420 Assignment 1 Report</text:p>
      <text:p text:style-name="P4"/>
      <text:p text:style-name="P5">Introduction</text:p>
      <text:p text:style-name="P6">In this assignment I have made a Neural Network in Java that learns by giving it a set of input and output mappings.</text:p>
      <text:p text:style-name="P6"/>
      <text:p text:style-name="P5">Background</text:p>
      <text:p text:style-name="P7">Learning constant, number of hidden nodes, and momentum constant to see if the neural network <text:s/>learned faster or not, keeping the error criterion constant and over all test at 0.001</text:p>
      <text:p text:style-name="P7"/>
      <text:p text:style-name="P5">Topic <text:span text:style-name="T1">1: Increasing learning constant by 0.1 from 0.0 to 1.0</text:span></text:p>
      <text:p text:style-name="P5"><text:tab/>Method</text:p>
      <text:p text:style-name="P5"><text:tab/>Results <text:span text:style-name="T1">(tables and graphs)</text:span></text:p>
      <text:p text:style-name="P5"><text:tab/>Discussion</text:p>
      <text:p text:style-name="P5">Topic <text:span text:style-name="T1">2: Increasing number of hidden nodes, 1, 2, 5, 10, 25, 50, 100, 500, 1000</text:span></text:p>
      <text:p text:style-name="P5"><text:tab/>Repeat</text:p>
      <text:p text:style-name="P9">Topic 3: Increasing the momentum constant by 0.1 from 0.0 to 1.0</text:p>
      <text:p text:style-name="P9"/>
      <text:p text:style-name="P9">Topic 4: Combing two of the above, while keeping the third constant based on the best average</text:p>
      <text:p text:style-name="P9"/>
      <text:p text:style-name="P9">Topic 5: Repeat 4 with different two changing and 1 constant</text:p>
      <text:p text:style-name="P9"/>
      <text:p text:style-name="P9">Topic 6: Repeat 5</text:p>
      <text:p text:style-name="P9"/>
      <text:p text:style-name="P5">Discussion</text:p>
      <text:p text:style-name="P5"/>
      <text:p text:style-name="P5">Appendi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libri" svg:font-family="Calibri" style:font-family-generic="swiss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N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n" fo:country="N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ibri" fo:font-family="Calibri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1" officeooo:rsid="0007507e" officeooo:paragraph-rsid="0007507e"/>
    </style:style>
    <style:style style:name="MP2" style:family="paragraph" style:parent-style-name="Footer">
      <style:paragraph-properties fo:text-align="center" style:justify-single-word="false"/>
      <style:text-properties style:font-name="Calibri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shley Manson<text:tab/>COSC420<text:tab/>Assignment 1</text:p>
      </style:header>
      <style:footer>
        <text:p text:style-name="MP2">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5T10:18:18.749000000</meta:creation-date>
    <dc:date>2015-04-25T15:01:08.622000000</dc:date>
    <meta:editing-duration>PT2H3M6S</meta:editing-duration>
    <meta:editing-cycles>13</meta:editing-cycles>
    <meta:generator>LibreOffice/4.4.1.2$Windows_x86 LibreOffice_project/45e2de17089c24a1fa810c8f975a7171ba4cd432</meta:generator>
    <meta:document-statistic meta:table-count="0" meta:image-count="0" meta:object-count="0" meta:page-count="1" meta:paragraph-count="19" meta:word-count="147" meta:character-count="829" meta:non-whitespace-character-count="696"/>
  </office:meta>
</office:document-meta>
</file>